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JdbcException.HibernateJdbcException( JDBC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bernateJdbcException.getSQ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JdbcException.get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